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55.63cm" fo:min-width="64.27cm"/>
    </style:style>
    <style:style style:name="P1" style:family="paragraph">
      <loext:graphic-properties draw:fill-color="#2a6099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4.77cm" svg:height="55.88cm" svg:x="-21.606cm" svg:y="-13.9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1:31:34.726066345</meta:creation-date>
    <dc:date>2020-10-24T21:33:15.408850534</dc:date>
    <meta:editing-duration>PT1M41S</meta:editing-duration>
    <meta:editing-cycles>1</meta:editing-cycles>
    <meta:document-statistic meta:object-count="1"/>
    <meta:generator>LibreOffice/6.4.6.2$Linux_X86_64 LibreOffice_project/40$Build-2</meta:generator>
  </office:meta>
</office:document-meta>
</file>